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automatic-styles>
    <style:style style:name="P1" style:family="paragraph" style:parent-style-name="Title" style:master-page-name="Standard">
      <style:paragraph-properties style:page-number="1"/>
      <style:text-properties officeooo:rsid="00081adb" officeooo:paragraph-rsid="00081adb"/>
    </style:style>
    <style:style style:name="P2" style:family="paragraph" style:parent-style-name="normal">
      <style:text-properties officeooo:rsid="00081adb" officeooo:paragraph-rsid="00081adb"/>
    </style:style>
    <style:style style:name="P3" style:family="paragraph" style:parent-style-name="Heading_20_1" style:list-style-name="L1"/>
    <style:style style:name="P4" style:family="paragraph" style:parent-style-name="Heading_20_3" style:list-style-name="L1"/>
    <style:style style:name="P5" style:family="paragraph" style:parent-style-name="normal" style:list-style-name="L1">
      <style:text-properties fo:font-weight="bold" officeooo:rsid="000d9151" officeooo:paragraph-rsid="000d9151" style:font-weight-asian="bold" style:font-weight-complex="bold"/>
    </style:style>
    <style:style style:name="P6" style:family="paragraph" style:parent-style-name="Text_20_body" style:list-style-name="L1">
      <style:text-properties officeooo:paragraph-rsid="000d9151"/>
    </style:style>
    <style:style style:name="P7" style:family="paragraph" style:parent-style-name="Standard" style:list-style-name="L1">
      <style:text-properties officeooo:paragraph-rsid="000d9151"/>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normal" style:list-style-name="L1"/>
    <style:style style:name="P11" style:family="paragraph" style:parent-style-name="Text_20_body">
      <style:text-properties officeooo:paragraph-rsid="000d9151"/>
    </style:style>
    <style:style style:name="P12" style:family="paragraph" style:parent-style-name="Text_20_body" style:list-style-name="L1">
      <style:text-properties officeooo:paragraph-rsid="000f5d1c"/>
    </style:style>
    <style:style style:name="P13" style:family="paragraph" style:parent-style-name="Text_20_body" style:list-style-name="L1">
      <style:text-properties fo:font-weight="bold" officeooo:rsid="000d9151" officeooo:paragraph-rsid="000f5d1c" style:font-weight-asian="bold" style:font-weight-complex="bold"/>
    </style:style>
    <style:style style:name="P14" style:family="paragraph" style:parent-style-name="Text_20_body" style:list-style-name="L1"/>
    <style:style style:name="P15" style:family="paragraph" style:parent-style-name="normal" style:list-style-name="L1">
      <style:text-properties fo:font-weight="bold" officeooo:rsid="000f5d1c" officeooo:paragraph-rsid="000f5d1c" style:font-weight-asian="bold" style:font-weight-complex="bold"/>
    </style:style>
    <style:style style:name="P16" style:family="paragraph" style:parent-style-name="normal" style:list-style-name="L1">
      <style:text-properties officeooo:rsid="000f5d1c" officeooo:paragraph-rsid="000f5d1c"/>
    </style:style>
    <style:style style:name="P17" style:family="paragraph" style:parent-style-name="Standard" style:list-style-name="L1"/>
    <style:style style:name="P18" style:family="paragraph" style:parent-style-name="Standard" style:list-style-name="L1">
      <style:paragraph-properties fo:break-before="page"/>
    </style:style>
    <style:style style:name="P19" style:family="paragraph" style:parent-style-name="Text_20_body" style:list-style-name="L3">
      <style:paragraph-properties fo:margin-top="0cm" fo:margin-bottom="0cm" style:contextual-spacing="false" fo:orphans="2" fo:widows="2"/>
    </style:style>
    <style:style style:name="P20" style:family="paragraph" style:parent-style-name="Text_20_body" style:list-style-name="L3">
      <style:paragraph-properties fo:orphans="2" fo:widows="2"/>
    </style:style>
    <style:style style:name="P21" style:family="paragraph" style:parent-style-name="normal">
      <style:text-properties officeooo:rsid="00088833" officeooo:paragraph-rsid="00088833"/>
    </style:style>
    <style:style style:name="P22" style:family="paragraph" style:parent-style-name="normal" style:list-style-name="L4">
      <style:text-properties officeooo:rsid="00088833" officeooo:paragraph-rsid="00088833"/>
    </style:style>
    <style:style style:name="P23" style:family="paragraph" style:parent-style-name="normal" style:list-style-name="L4">
      <style:text-properties officeooo:rsid="00090f20" officeooo:paragraph-rsid="00090f20"/>
    </style:style>
    <style:style style:name="P24" style:family="paragraph" style:parent-style-name="normal" style:list-style-name="L4">
      <style:text-properties officeooo:paragraph-rsid="00090f20"/>
    </style:style>
    <style:style style:name="P25" style:family="paragraph" style:parent-style-name="normal">
      <style:text-properties officeooo:rsid="00090f20" officeooo:paragraph-rsid="00090f20"/>
    </style:style>
    <style:style style:name="P26" style:family="paragraph" style:parent-style-name="normal" style:list-style-name="L5">
      <style:text-properties officeooo:paragraph-rsid="00090f20"/>
    </style:style>
    <style:style style:name="P27" style:family="paragraph" style:parent-style-name="normal">
      <style:text-properties officeooo:rsid="0009a4c0" officeooo:paragraph-rsid="0009a4c0"/>
    </style:style>
    <style:style style:name="P28" style:family="paragraph" style:parent-style-name="normal">
      <style:text-properties officeooo:rsid="000b4f6f" officeooo:paragraph-rsid="000b4f6f"/>
    </style:style>
    <style:style style:name="P29" style:family="paragraph" style:parent-style-name="normal">
      <style:text-properties officeooo:rsid="000bd01f" officeooo:paragraph-rsid="000c2e7b"/>
    </style:style>
    <style:style style:name="P30" style:family="paragraph" style:parent-style-name="normal">
      <style:text-properties officeooo:rsid="000bd01f" officeooo:paragraph-rsid="000bd01f"/>
    </style:style>
    <style:style style:name="P31" style:family="paragraph" style:parent-style-name="normal" style:list-style-name="L6">
      <style:text-properties officeooo:paragraph-rsid="000bd01f"/>
    </style:style>
    <style:style style:name="P32" style:family="paragraph" style:parent-style-name="normal" style:list-style-name="L7">
      <style:text-properties officeooo:paragraph-rsid="000bd01f"/>
    </style:style>
    <style:style style:name="P33" style:family="paragraph" style:parent-style-name="normal" style:list-style-name="L8">
      <style:text-properties officeooo:paragraph-rsid="000bd01f"/>
    </style:style>
    <style:style style:name="P34" style:family="paragraph" style:parent-style-name="normal" style:list-style-name="L8">
      <style:text-properties officeooo:paragraph-rsid="000c06f9"/>
    </style:style>
    <style:style style:name="P35" style:family="paragraph" style:parent-style-name="normal">
      <style:text-properties officeooo:rsid="000c06f9" officeooo:paragraph-rsid="000c06f9"/>
    </style:style>
    <style:style style:name="P36" style:family="paragraph" style:parent-style-name="normal" style:list-style-name="L9">
      <style:text-properties officeooo:paragraph-rsid="000c06f9"/>
    </style:style>
    <style:style style:name="P37" style:family="paragraph" style:parent-style-name="normal" style:list-style-name="L10">
      <style:text-properties officeooo:paragraph-rsid="000c06f9"/>
    </style:style>
    <style:style style:name="P38" style:family="paragraph" style:parent-style-name="normal" style:list-style-name="L11">
      <style:text-properties officeooo:paragraph-rsid="000c06f9"/>
    </style:style>
    <style:style style:name="P39" style:family="paragraph" style:parent-style-name="Text_20_body">
      <style:paragraph-properties fo:margin-left="1.27cm" fo:margin-right="0cm" fo:margin-top="0cm" fo:margin-bottom="0cm" style:contextual-spacing="false" fo:orphans="2" fo:widows="2" fo:text-indent="0cm" style:auto-text-indent="false"/>
      <style:text-properties officeooo:rsid="00081adb"/>
    </style:style>
    <style:style style:name="T1" style:family="text">
      <style:text-properties officeooo:rsid="00088833"/>
    </style:style>
    <style:style style:name="T2" style:family="text">
      <style:text-properties officeooo:rsid="00081adb"/>
    </style:style>
    <style:style style:name="T3" style:family="text">
      <style:text-properties officeooo:rsid="000d9151"/>
    </style:style>
    <style:style style:name="T4" style:family="text">
      <style:text-properties fo:font-weight="bold" officeooo:rsid="000d9151" style:font-weight-asian="bold" style:font-weight-complex="bold"/>
    </style:style>
    <style:style style:name="T5" style:family="text">
      <style:text-properties officeooo:rsid="00090f20"/>
    </style:style>
    <style:style style:name="T6" style:family="text">
      <style:text-properties officeooo:rsid="000bd01f"/>
    </style:style>
    <style:style style:name="T7" style:family="text">
      <style:text-properties officeooo:rsid="000c06f9"/>
    </style:style>
    <style:style style:name="T8" style:family="text">
      <style:text-properties officeooo:rsid="000c2e7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4 CALCULATRICE C</text:p>
      <text:p text:style-name="P2"/>
      <text:list xml:id="list445497593" text:style-name="L1">
        <text:list-item>
          <text:p text:style-name="P3"><text:span text:style-name="T1">R</text:span><text:span text:style-name="T2">ôle de chaque fichier </text:span></text:p>
          <text:list>
            <text:list-item>
              <text:p text:style-name="P4"><text:span text:style-name="T3">F</text:span>unctions.h :</text:p>
            </text:list-item>
            <text:list-item>
              <text:p text:style-name="P5">rôle</text:p>
              <text:p text:style-name="P6">Ce fichier est un fichier d'en-tête (header) qui contient les déclarations des fonctions utilisées dans le projet. </text:p>
              <text:p text:style-name="P6">Il sert <text:s/>d'interface entre les fichiers source.</text:p>
              <text:p text:style-name="P7"><text:span text:style-name="Strong_20_Emphasis"><text:span text:style-name="T3">Utilité dans le projet</text:span></text:span></text:p>
              <text:list>
                <text:list-item>
                  <text:p text:style-name="P8">Permet à main.c de connaître les signatures des fonctions définies dans functions.c sans avoir à inclure tout le code source. </text:p>
                </text:list-item>
              </text:list>
            </text:list-item>
            <text:list-item text:style-override="L2">
              <text:p text:style-name="P9">Assure que le compilateur vérifie la compatibilité des appels de fonctions (ex. : types des arguments).</text:p>
              <text:p text:style-name="P6"/>
            </text:list-item>
            <text:list-item>
              <text:p text:style-name="P4">Functions.c :</text:p>
            </text:list-item>
          </text:list>
        </text:list-item>
      </text:list>
      <text:p text:style-name="normal"/>
      <text:list text:continue-numbering="true" text:style-name="L1">
        <text:list-header>
          <text:p text:style-name="P10"><text:span text:style-name="T4"><text:s text:c="5"/>Rôle :</text:span></text:p>
        </text:list-header>
      </text:list>
      <text:p text:style-name="P11"><text:s/><text:tab/> <text:s text:c="4"/>Ce fichier contient les implémentations (définitions) des fonctions déclarées dans <text:s text:c="8"/><text:tab/> <text:s text:c="4"/>functions.h. </text:p>
      <text:list text:continue-numbering="true" text:style-name="L1">
        <text:list-item>
          <text:list>
            <text:list-header>
              <text:p text:style-name="P12">C'est là où le "vrai travail" des calculs est effectué.</text:p>
              <text:p text:style-name="P13">Utilité dans le projet :</text:p>
              <text:p text:style-name="P6">Contient la logique de la calculatrice (addition, soustraction, etc.). </text:p>
              <text:p text:style-name="P14">La gestion de la division par zéro (retour 0 si b == 0) est une première protection, bien que tu puisses l'améliorer avec un message d'erreur. </text:p>
              <text:p text:style-name="P6"/>
            </text:list-header>
            <text:list-item>
              <text:p text:style-name="P4">Main.c :</text:p>
            </text:list-item>
            <text:list-item>
              <text:p text:style-name="P15">Rôle :</text:p>
              <text:p text:style-name="P16"/>
              <text:p text:style-name="P14">Ce fichier contient la fonction main(), qui est le point d'entrée de ton programme. C'est ici que le programme commence à s'exécuter et où les fonctions de functions.c sont appelées.</text:p>
            </text:list-item>
          </text:list>
        </text:list-item>
      </text:list>
      <text:p text:style-name="Text_20_body"><text:tab/></text:p>
      <text:p text:style-name="Text_20_body"/>
      <text:list xml:id="list131037448980942" text:continue-numbering="true" text:style-name="L1">
        <text:list-item>
          <text:list>
            <text:list-header>
              <text:p text:style-name="P17"><text:span text:style-name="Strong_20_Emphasis"/></text:p>
            </text:list-header>
            <text:list-item>
              <text:p text:style-name="P18"><text:span text:style-name="Strong_20_Emphasis">Utilité dans le Projet</text:span> : </text:p>
            </text:list-item>
          </text:list>
        </text:list-item>
        <text:list-item text:style-override="L3">
          <text:p text:style-name="P19">Orchestre l'exécution du programme en appelant les fonctions définies dans functions.c. </text:p>
        </text:list-item>
        <text:list-item text:style-override="L3">
          <text:p text:style-name="P19">Utilise &lt;stdio.h&gt; pour les entrées/sorties (ex. : printf pour afficher les résultats). </text:p>
        </text:list-item>
        <text:list-item text:style-override="L3">
          <text:p text:style-name="P20">Retourne 0 à la fin pour indiquer une exécution réussie (convention en C).</text:p>
        </text:list-item>
      </text:list>
      <text:p text:style-name="normal"/>
      <text:list text:continue-numbering="true" text:style-name="L1">
        <text:list-item>
          <text:list>
            <text:list-header>
              <text:p text:style-name="P10"/>
            </text:list-header>
          </text:list>
        </text:list-item>
      </text:list>
      <text:p text:style-name="normal"><text:tab/><text:tab/></text:p>
      <text:p text:style-name="normal"><text:tab/></text:p>
      <text:p text:style-name="P2"/>
      <text:list xml:id="list131037563336770" text:continue-numbering="true" text:style-name="L1">
        <text:list-item>
          <text:p text:style-name="P3"><text:bookmark text:name="docs-internal-guid-defbb854-7fff-d1d2-a845-d1e4c458c630"/><text:s/><text:span text:style-name="T1">É</text:span>tapes <text:span text:style-name="T1">détaillées du processus </text:span>de compilation <text:span text:style-name="T1">avec GCC</text:span></text:p>
        </text:list-item>
      </text:list>
      <text:p text:style-name="normal"><text:tab/></text:p>
      <text:p text:style-name="P21">GCC décompose la compilation en quatre phases principales : </text:p>
      <text:p text:style-name="P21"/>
      <text:p text:style-name="Heading_20_2">Phase 1 : le préprocesseur (preprocessing)</text:p>
      <text:list text:style-name="L4">
        <text:list-item>
          <text:list>
            <text:list-item>
              <text:p text:style-name="P22">le préprocesseur traite le code source avant la compilation réelle et gère les directives qui commencent par #, comme #include, #define ou <text:s/>#ifndef.</text:p>
            </text:list-item>
            <text:list-item>
              <text:p text:style-name="P22">Il remplace les inclusions de headers (exemple : #include « functions.h » qui est replacé par le contenu réel de functions.h). </text:p>
            </text:list-item>
            <text:list-item>
              <text:p text:style-name="P22">Ce qui inclut, dans notre cas les prototypes des fonctions comme addition() dans main.c.</text:p>
            </text:list-item>
            <text:list-item>
              <text:p text:style-name="P22">Gère les macros <text:span text:style-name="T5">(exemple : #define)*</text:span></text:p>
            </text:list-item>
            <text:list-item>
              <text:p text:style-name="P23">Supprime les commentaires et gère les conditions (#if, #else)</text:p>
            </text:list-item>
            <text:list-item>
              <text:p text:style-name="P23">Fichier produit : c’est un fichier intermédiaire avec une extension .i (main.i). Dans notre projet cela assure que main.c lit les déclarations de fonctions du fichier functions.h et évite les erreurs comme « undefined reference ».</text:p>
            </text:list-item>
          </text:list>
          <text:p text:style-name="P24"/>
        </text:list-item>
      </text:list>
      <text:p text:style-name="Heading_20_2">Phase 2 : la compilation proprement dite (Compilation to assembly)</text:p>
      <text:p text:style-name="P25"/>
      <text:p text:style-name="P25">Une fois prétraité le code est compilé en langage assembleur(ASM), spécifique à l’architecture de l’ordinateur (exemple x86_64 sur Debian VM)</text:p>
      <text:p text:style-name="P25"/>
      <text:p text:style-name="P25">Ce qu’il fait </text:p>
      <text:p text:style-name="P25"/>
      <text:list text:style-name="L5">
        <text:list-item>
          <text:p text:style-name="P26"><text:span text:style-name="T5">Il analyse la syntaxe et la sémantique du code (vérifie les types, les structures, etc)</text:span></text:p>
        </text:list-item>
        <text:list-item>
          <text:p text:style-name="P26"><text:span text:style-name="T5">Génère du code assembleur optimisé, par exemple les fonctions comme addition(int a, int b) sont traduitesen instruction machine basique (comme ADD pour l’addition).</text:span></text:p>
        </text:list-item>
      </text:list>
      <text:p text:style-name="P25"/>
      <text:list text:continue-numbering="true" text:style-name="L5">
        <text:list-item>
          <text:p text:style-name="P26"><text:span text:style-name="T5">Détecte les erreurs de code (variables non déclarées ou fautes de syntaxe)</text:span></text:p>
        </text:list-item>
      </text:list>
      <text:p text:style-name="P25"><text:soft-page-break/></text:p>
      <text:p text:style-name="Heading_20_2">Phase 3 : l’assemblage (Assembly to object code)</text:p>
      <text:p text:style-name="P27"/>
      <text:p text:style-name="P27">l’assembleur (appelé as en interne par GCC) convertit le code assembleur en code objet binaire prêt pour la liaison. </text:p>
      <text:p text:style-name="P27">Il traduit les instructions ASM en octets machine (en code binaire), crée des sections pour le code, les données et les symboles comme les adresses des fonctions par exemple et ne résout pas encore les références externes comme les appels à printf de &gt;stdio.h&gt;</text:p>
      <text:p text:style-name="P27"/>
      <text:p text:style-name="P27">Le fichier objet avec l’extension .o (exemple : main.o et functions.o), n’est pas exécutable seul, il contient du code relocatable (dont l’adresse d’exécution peut être modifiée). Par exemple, dans notre projet functions.o contient le code binaire de nos fonctions (additions, etc), tandis que main.o contient l’entrée principale et les appels à ces fonctions.</text:p>
      <text:p text:style-name="P27"/>
      <text:p text:style-name="Heading_20_2">Phase 4 : l’édition de liens</text:p>
      <text:p text:style-name="P27"/>
      <text:p text:style-name="P27">C’est la phase finale où le linker, appelé ld en interne, combine tous les fichiers objects en un exécutable.</text:p>
      <text:p text:style-name="P27"/>
      <text:p text:style-name="P28">Il résout les références externes et relie les appels aux fonctions (exemple : soustraction() dans main.o) et inclut les bibliothèque standard (ex : libc pour printf et scanf). GCC ajoute automatiquement -lc pour lier avec la bibliothèque C standard. <text:s/>Il gère aussi les adresse mémoire et assigne des adresses absolues aux symboles pour que l’exécutable soit prêt à charger en mémoire.</text:p>
      <text:p text:style-name="P28"/>
      <text:p text:style-name="P28">Il vérifie les doublons et les symboles manquants comme une erreur si une fonction est déclarée mais n’est pas définie. </text:p>
      <text:p text:style-name="P28"/>
      <text:p text:style-name="P28">Dans la phase 4, le fichier produit est l’exécutable final (exemple : calculatrice), sans extension spécifique sous Linux, il est autonome et peut être lancé avec ./calculatrice.</text:p>
      <text:p text:style-name="P28"/>
      <text:p text:style-name="P28">Dans notre projet, le linker relie main.o et functions.o, plus les libs système, permet de créer un exécutable qui gère la calculatrice sans erreurs de liaison.</text:p>
      <text:p text:style-name="normal"/>
      <text:p text:style-name="normal"><text:tab/></text:p>
      <text:list text:continue-list="list131037563336770" text:style-name="L1">
        <text:list-header>
          <text:p text:style-name="P3"/>
        </text:list-header>
        <text:list-item>
          <text:p text:style-name="P3">Les différentes Options de GCC qui existent  (-c , -g etc….)</text:p>
        </text:list-item>
      </text:list>
      <text:p text:style-name="normal"/>
      <text:p text:style-name="P29"><text:soft-page-break/>GCC offre de nombreuses options pour personnaliser la compilation. </text:p>
      <text:p text:style-name="P29">Elles se placent dans la commande (exemple : gcc -option fichier.c). </text:p>
      <text:p text:style-name="P29">Voici les plus courantes , classées par catégories, avec des exemples adaptés à notre terminal Debian.</text:p>
      <text:p text:style-name="P30"/>
      <text:p text:style-name="Heading_20_2">Options de base pour la compilation :</text:p>
      <text:p text:style-name="P30"/>
      <text:list text:style-name="L6">
        <text:list-item>
          <text:p text:style-name="P31"><text:span text:style-name="T6">-c : compile et assemble mais ne lie pas (produit des .o). Exemple gcc -c main.c <text:s/>→ main.o. Il est utile pour compliler des modules séparément.</text:span></text:p>
        </text:list-item>
      </text:list>
      <text:p text:style-name="P30"/>
      <text:list text:continue-numbering="true" text:style-name="L6">
        <text:list-item>
          <text:p text:style-name="P31"><text:span text:style-name="T6">-o nom : spécifie le nom de sortie, par exemple : gcc main.c -o monprog</text:span></text:p>
        </text:list-item>
      </text:list>
      <text:p text:style-name="P30">→ crée monprog au lieu de a.out par défaut.</text:p>
      <text:p text:style-name="P30"/>
      <text:list text:style-name="L7">
        <text:list-item>
          <text:p text:style-name="P32"><text:span text:style-name="T6">-E : arrête après le préprocesseur (produit .i). Par exemple gcc -E main.c -o main.i.</text:span></text:p>
        </text:list-item>
      </text:list>
      <text:p text:style-name="P30">-S : arrête après la compilation (produit .s). par exemple : gcc -S main.c -o main.s</text:p>
      <text:p text:style-name="P30"/>
      <text:p text:style-name="Heading_20_2">Options de débogage :</text:p>
      <text:p text:style-name="P30"/>
      <text:list text:style-name="L8">
        <text:list-item>
          <text:p text:style-name="P33"><text:span text:style-name="T6">-g : ajoute des informations de débogage (pour GDB). Par exemple : gcc -g main.c -o calculatrice, puis débogue avec gdb ./calculatrice</text:span></text:p>
        </text:list-item>
      </text:list>
      <text:p text:style-name="P30"/>
      <text:list text:continue-numbering="true" text:style-name="L8">
        <text:list-item>
          <text:p text:style-name="P33"><text:span text:style-name="T6">-</text:span><text:span text:style-name="T7">Wall : il active tous les warning (avertissements sur le code). Exemple : <text:s/>gcc -Wall main.c : il affiche des suggestions pour améliorer le code comme les variables non utlisés par exemples</text:span></text:p>
        </text:list-item>
      </text:list>
      <text:p text:style-name="P30"/>
      <text:list text:continue-numbering="true" text:style-name="L8">
        <text:list-item>
          <text:p text:style-name="P34"><text:span text:style-name="T7">-Werror : traite les warnings comme des erreurs (arrête la compilation), il est utile pour du code proprement</text:span></text:p>
        </text:list-item>
      </text:list>
      <text:p text:style-name="P35"/>
      <text:p text:style-name="Heading_20_2">Les options d’optimisations : </text:p>
      <text:p text:style-name="P35"/>
      <text:list text:style-name="L9">
        <text:list-item>
          <text:p text:style-name="P36"><text:span text:style-name="T7">-00 : pas d’optimisations</text:span></text:p>
        </text:list-item>
        <text:list-item>
          <text:p text:style-name="P36"><text:span text:style-name="T7">-01, -02, -03 sont les niveaux d’optimisations croissants qui rend le code plus rapide mais plus difficile à déboguer. Exemple : gcc -02 main.c -o calculatrice → optimise pour la vitesse.</text:span></text:p>
        </text:list-item>
      </text:list>
      <text:p text:style-name="P35"/>
      <text:p text:style-name="Heading_20_2">Options pour les bibliothèques et les liens :</text:p>
      <text:p text:style-name="P35"/>
      <text:list text:style-name="L10">
        <text:list-item>
          <text:p text:style-name="P37"><text:span text:style-name="T7">-l nom : lie avec une bibliothèque (exemple : -lm pour math.h). par exemple gcc main.c -lm -o prog.</text:span></text:p>
        </text:list-item>
      </text:list>
      <text:p text:style-name="P35"/>
      <text:list text:continue-numbering="true" text:style-name="L10">
        <text:list-item>
          <text:p text:style-name="P37"><text:soft-page-break/><text:span text:style-name="T7">-L chemin : cherche les bibliothèques dans un répertoire spécifique, exemple : -L /usr/local/lib.</text:span></text:p>
        </text:list-item>
      </text:list>
      <text:p text:style-name="P35"/>
      <text:list text:continue-numbering="true" text:style-name="L10">
        <text:list-item>
          <text:p text:style-name="P37"><text:span text:style-name="T7">-I chemin : cherche les headers dans un répertoire, exemple -I /usr/include (pour des headers personnalisés.</text:span></text:p>
        </text:list-item>
      </text:list>
      <text:p text:style-name="P35"/>
      <text:p text:style-name="Heading_20_2">Autres options utiles</text:p>
      <text:p text:style-name="P35"/>
      <text:p text:style-name="P35"/>
      <text:list text:style-name="L11">
        <text:list-item>
          <text:p text:style-name="P38"><text:span text:style-name="T7">-std=standard : spécifie la version C (ex. : -std=c99 pour C99). Par défaut, GCC utilise GNU C</text:span><text:span text:style-name="T8">*</text:span></text:p>
        </text:list-item>
      </text:list>
      <text:p text:style-name="P35"/>
      <text:list text:continue-numbering="true" text:style-name="L11">
        <text:list-item>
          <text:p text:style-name="P38"><text:span text:style-name="T7">-</text:span><text:span text:style-name="T8">pedantic : suit strictement le standard C, avec les wornings pour les extensions GNU.</text:span></text:p>
        </text:list-item>
      </text:list>
      <text:p text:style-name="P35"/>
      <text:list text:continue-numbering="true" text:style-name="L11">
        <text:list-item>
          <text:p text:style-name="P38"><text:span text:style-name="T7">-</text:span><text:span text:style-name="T8">v : mode verbeux (affiche toutes les étapes internes). Par exemple : gcc -v main.c -o calculatrice</text:span></text:p>
        </text:list-item>
      </text:list>
      <text:p text:style-name="P35"/>
      <text:list text:continue-numbering="true" text:style-name="L11">
        <text:list-item>
          <text:p text:style-name="P38"><text:span text:style-name="T7">-</text:span><text:span text:style-name="T8">v main -o calculatrice → voit ce que GCC fait en détail. </text:span></text:p>
        </text:list-item>
        <text:list-item>
          <text:p text:style-name="P38"><text:span text:style-name="T7">-</text:span><text:span text:style-name="T8">shared : crée une bibliothèque partagée ( .so) au lieu d’un exécutable. Utiles pour des libs dynamiques.</text:span></text:p>
        </text:list-item>
      </text:list>
      <text:p text:style-name="P39"><text:line-break/></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left="3cm" fo:margin-top="0cm" fo:margin-bottom="0.106cm" style:contextual-spacing="false" fo:line-height="150%" fo:keep-together="always" fo:text-indent="1.499cm" style:auto-text-indent="false"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90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1cm" fo:margin-left="0cm" fo:margin-right="0cm" fo:margin-bottom="0.88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text:p text:style-name="normal"/>
      </style:header>
      <style:footer>
        <text:p text:style-name="normal"/>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evis</dc:title>
    <meta:editing-duration>PT16M17S</meta:editing-duration>
    <meta:editing-cycles>3</meta:editing-cycles>
    <meta:generator>LibreOffice/25.2.5.2$Windows_X86_64 LibreOffice_project/03d19516eb2e1dd5d4ccd751a0d6f35f35e08022</meta:generator>
    <meta:creation-date>2025-09-21T10:46:11.096527800</meta:creation-date>
    <dc:date>2025-09-21T13:10:36.189937100</dc:date>
    <meta:document-statistic meta:table-count="0" meta:image-count="0" meta:object-count="0" meta:page-count="5" meta:paragraph-count="88" meta:word-count="1155" meta:character-count="6865" meta:non-whitespace-character-count="5782"/>
    <meta:template xlink:type="simple" xlink:actuate="onRequest" xlink:title="devis" xlink:href="../../AppData/Roaming/LibreOffice/4/user/template/devis.ott" meta:date="2025-09-21T10:46:09.177112300"/>
  </office:meta>
</office:document-meta>
</file>